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DatabasePopulator.setBlockCommentStartDelimiter( String blockCommentStart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IgnoreFailedDrops( boolean ignoreFailedD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CommentPrefixes( String ... comment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atabasePopulator.populate(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DatabasePopulator.setCommentPrefix( String commen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ContinueOnError( boolean continue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Scripts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addScript( Re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BlockCommentEndDelimiter( String blockCommentEnd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addScripts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SqlScriptEncoding( @ Nullable String sqlScrip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ResourceDatabasePopulator( boolean continueOnError , boolean ignoreFailedDrops , @ Nullable String sqlScriptEncoding ,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DatabasePopulator.ResourceDatabasePop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DatabasePopulator.assertContentsOfScriptArray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ResourceDatabasePopulator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execut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